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66" draw:textarea-horizontal-align="justify" draw:textarea-vertical-align="middle" draw:auto-grow-height="false" fo:min-height="0.25cm" fo:min-width="3.7cm"/>
    </style:style>
    <style:style style:name="gr2" style:family="graphic" style:parent-style-name="objectwithoutfill">
      <style:graphic-properties svg:stroke-width="0.053cm" svg:stroke-color="#0066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cc99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c9966" draw:textarea-horizontal-align="justify" draw:textarea-vertical-align="middle" draw:auto-grow-height="false" fo:min-height="1.25cm" fo:min-width="0.2cm"/>
    </style:style>
    <style:style style:name="gr5" style:family="graphic" style:parent-style-name="objectwithoutfill">
      <style:graphic-properties draw:stroke="dash" draw:stroke-dash="_32__20_Dots_20_1_20_Dash" svg:stroke-width="0.028cm" svg:stroke-color="#0066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measure" style:list-style-name="L1">
      <style:graphic-properties draw:textarea-vertical-align="middle" draw:line-distance="1.8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297cm"/>
    </style:style>
    <style:style style:name="gr9" style:family="graphic" style:parent-style-name="standard">
      <style:graphic-properties draw:stroke="none" svg:stroke-color="#000000" draw:fill="none" draw:fill-color="#ffffff" fo:min-height="3.35cm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standard">
      <style:graphic-properties draw:stroke="none" svg:stroke-color="#000000" draw:fill="none" draw:fill-color="#ffffff" fo:min-height="4.463cm"/>
    </style:style>
    <style:style style:name="gr12" style:family="graphic" style:parent-style-name="standard">
      <style:graphic-properties draw:fill-color="#66ff66" draw:textarea-horizontal-align="justify" draw:textarea-vertical-align="middle" draw:auto-grow-height="false" fo:min-height="1.397cm" fo:min-width="2.35cm"/>
    </style:style>
    <style:style style:name="gr13" style:family="graphic" style:parent-style-name="standard">
      <style:graphic-properties svg:stroke-width="1.058cm" svg:stroke-color="#ffffff" draw:marker-start-width="1.788cm" draw:marker-end-width="1.788cm" svg:stroke-opacity="100%" draw:fill="none" draw:fill-color="#66ff66" draw:textarea-horizontal-align="justify" draw:textarea-vertical-align="middle" draw:auto-grow-height="false" fo:min-height="7cm" fo:min-width="8.04cm" fo:padding-top="0.655cm" fo:padding-bottom="0.655cm" fo:padding-left="0.78cm" fo:padding-right="0.78cm"/>
    </style:style>
    <style:style style:name="gr1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698cm" fo:min-width="2.648cm" fo:padding-top="0.151cm" fo:padding-bottom="0.151cm" fo:padding-left="0.276cm" fo:padding-right="0.276cm"/>
    </style:style>
    <style:style style:name="gr15" style:family="graphic" style:parent-style-name="measure" style:list-style-name="L1">
      <style:graphic-properties draw:textarea-vertical-align="middle" draw:end-guide="0.1cm"/>
    </style:style>
    <style:style style:name="gr16" style:family="graphic" style:parent-style-name="measure">
      <style:graphic-properties draw:textarea-vertical-align="middle"/>
    </style:style>
    <style:style style:name="gr17" style:family="graphic" style:parent-style-name="measure" style:list-style-name="L1">
      <style:graphic-properties draw:textarea-vertical-align="middle" draw:line-distance="1.358cm" draw:end-guide="0.1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fill-color="#996600" draw:textarea-horizontal-align="justify" draw:textarea-vertical-align="middle" draw:auto-grow-height="false" fo:min-height="0.316cm" fo:min-width="0.066cm"/>
    </style:style>
    <style:style style:name="P1" style:family="paragraph">
      <loext:graphic-properties draw:fill-color="#66ff6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9966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66ff66"/>
      <style:paragraph-properties fo:text-align="center"/>
    </style:style>
    <style:style style:name="P13" style:family="paragraph">
      <loext:graphic-properties draw:fill-color="#996600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ans1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2cm" svg:height="0.5cm" svg:x="6.3cm" svg:y="2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5cm" svg:y1="23.7cm" svg:x2="16.5cm" svg:y2="13.5cm">
            <text:p/>
          </draw:line>
          <draw:line draw:style-name="gr2" draw:text-style-name="P2" draw:layer="layout" svg:x1="6.3cm" svg:y1="23.7cm" svg:x2="1cm" svg:y2="14.2cm">
            <text:p/>
          </draw:line>
          <draw:custom-shape draw:style-name="gr3" draw:text-style-name="P3" draw:layer="layout" svg:width="0.7cm" svg:height="0.3cm" svg:x="8cm" svg:y="25.7cm">
            <text:p/>
            <draw:enhanced-geometry svg:viewBox="0 0 21600 21600" draw:glue-points="?f6 10800 10800 21600 ?f5 10800 10800 0" draw:text-areas="?f3 ?f3 ?f4 ?f4" draw:type="trapezoid" draw:modifiers="9089.8716119828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0.7cm" svg:height="1.5cm" svg:x="8cm" svg:y="24.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8.4cm" svg:y1="27.4cm" svg:x2="6.3cm" svg:y2="23.7cm">
            <text:p/>
          </draw:line>
          <draw:line draw:style-name="gr5" draw:text-style-name="P2" draw:layer="layout" svg:x1="8.4cm" svg:y1="27.4cm" svg:x2="10.5cm" svg:y2="23.7cm">
            <text:p/>
          </draw:line>
          <draw:measure draw:style-name="gr6" draw:text-style-name="P4" draw:layer="measurelines" svg:x1="8.4cm" svg:y1="26cm" svg:x2="8.4cm" svg:y2="27.4cm">
            <text:p text:style-name="P4">c</text:p>
          </draw:measure>
          <draw:custom-shape draw:style-name="gr7" draw:text-style-name="P5" draw:layer="layout" svg:width="0.2cm" svg:height="0.2cm" svg:x="6.2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10.401cm" svg:y="2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2cm" svg:height="0.2cm" svg:x="8.301cm" svg:y="27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7" draw:layer="layout" svg:width="3.7cm" svg:height="1.547cm" svg:x="5.1cm" svg:y="27cm">
            <draw:text-box>
              <text:p text:style-name="P6"><text:span text:style-name="T1">Virtual center of rotation of effector</text:span></text:p>
            </draw:text-box>
          </draw:frame>
        </draw:g>
        <draw:frame draw:style-name="gr9" draw:text-style-name="P9" draw:layer="layout" svg:width="12.3cm" svg:height="6.413cm" svg:x="2.5cm" svg:y="13.8cm">
          <draw:text-box>
            <text:p text:style-name="P8"><text:span text:style-name="T2">Tilt effector stability : TES</text:span></text:p>
            <text:p text:style-name="P8"><text:span text:style-name="T2">-Tilt geometric load moment is related to a/b, a being proportional to arm space</text:span></text:p>
            <text:p text:style-name="P8"><text:span text:style-name="T2">-Tilt stiffness is proportional to arm space</text:span></text:p>
            <text:p text:style-name="P8"><text:span text:style-name="T2">-Effect of tilting is proportional to c (distance between arm convergence and hotend nozzle)</text:span></text:p>
            <text:p text:style-name="P8"><text:span text:style-name="T2"/></text:p>
            <text:p text:style-name="P8"><text:span text:style-name="T2"><text:s text:c="10"/></text:span><text:span text:style-name="T2">Proposed coefficient for effector tilt stability may be :</text:span></text:p>
            <text:p text:style-name="P8"><text:span text:style-name="T2"><text:s text:c="12"/></text:span><text:span text:style-name="T2">TES = (arm space)²/b/abs(c), </text:span></text:p>
            <text:p text:style-name="P8"><text:span text:style-name="T2"><text:s text:c="12"/></text:span><text:span text:style-name="T2">with c defined at center and at maximum radius</text:span></text:p>
            <text:p text:style-name="P8"><text:span text:style-name="T2"><text:s text:c="15"/></text:span><text:span text:style-name="T2">So there will be TESc (at center) and </text:span></text:p>
            <text:p text:style-name="P8"><text:span text:style-name="T2"><text:s text:c="17"/></text:span><text:span text:style-name="T2">TESr (at max radius)</text:span></text:p>
            <text:p text:style-name="P8"><text:span text:style-name="T2"/></text:p>
          </draw:text-box>
        </draw:frame>
        <draw:frame draw:style-name="gr10" draw:text-style-name="P11" draw:layer="layout" svg:width="8.5cm" svg:height="0.806cm" svg:x="1.4cm" svg:y="1.2cm">
          <draw:text-box>
            <text:p text:style-name="P10"><text:span text:style-name="T3">Delta robot effector stability</text:span></text:p>
          </draw:text-box>
        </draw:frame>
        <draw:frame draw:style-name="gr11" draw:text-style-name="P9" draw:layer="layout" svg:width="9.4cm" svg:height="4.713cm" svg:x="10.9cm" svg:y="22.8cm">
          <draw:text-box>
            <text:p text:style-name="P8"><text:span text:style-name="T1">Notes :</text:span></text:p>
            <text:p text:style-name="P8"><text:span text:style-name="T1">The theory says that arm loads are always <text:s/>along</text:span></text:p>
            <text:p text:style-name="P8"><text:span text:style-name="T1">arm axis, but for some design, there may be </text:span></text:p>
            <text:p text:style-name="P8"><text:span text:style-name="T1">significant friction in articulation, which creates</text:span></text:p>
            <text:p text:style-name="P8"><text:span text:style-name="T1">other tilting moment than the geometrical one.</text:span></text:p>
            <text:p text:style-name="P8"><text:span text:style-name="T1"/></text:p>
            <text:p text:style-name="P8"><text:span text:style-name="T1">There are other sources of instability,</text:span></text:p>
            <text:p text:style-name="P8"><text:span text:style-name="T1">but the geometrically based unstability is not</text:span></text:p>
            <text:p text:style-name="P8"><text:span text:style-name="T1">always well understood by designers.</text:span></text:p>
            <text:p text:style-name="P8"><text:span text:style-name="T2"/></text:p>
          </draw:text-box>
        </draw:frame>
        <draw:frame draw:style-name="gr9" draw:text-style-name="P9" draw:layer="layout" svg:width="7.7cm" svg:height="3.6cm" svg:x="11.1cm" svg:y="9.2cm">
          <draw:text-box>
            <text:p text:style-name="P8"><text:span text:style-name="T2">Rd =sqrt( (arm_space/2 )²</text:span><text:span text:style-name="T2">+offset²)</text:span></text:p>
            <text:p text:style-name="P8"><text:span text:style-name="T2">An = 60-atan (arm_space/2/offset)</text:span></text:p>
            <text:p text:style-name="P8"><text:span text:style-name="T2">b</text:span><text:span text:style-name="T4"> </text:span><text:span text:style-name="T2">= <text:s/>2*sin(An) * Rd</text:span></text:p>
            <text:p text:style-name="P8"><text:span text:style-name="T2"/></text:p>
          </draw:text-box>
        </draw:frame>
        <draw:g>
          <draw:g>
            <draw:custom-shape draw:style-name="gr12" draw:text-style-name="P1" draw:layer="layout" svg:width="5.7cm" svg:height="4.94cm" svg:x="5.5cm" svg:y="3.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12" draw:layer="layout" svg:width="9.6cm" svg:height="8.31cm" svg:x="3.523cm" svg:y="4.2cm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2" draw:layer="layout" svg:width="3.2cm" svg:height="5cm" svg:x="6.75cm" svg:y="8.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2" draw:layer="layout" svg:width="3.2cm" svg:height="5cm" draw:transform="rotate (1.0471975511966) translate (1.77cm 5.05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2" draw:layer="layout" svg:width="3.2cm" svg:height="5cm" draw:transform="rotate (2.0943951023932) translate (10.57cm 7.55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measure draw:style-name="gr15" draw:text-style-name="P4" draw:layer="measurelines" svg:x1="7.7cm" svg:y1="4.7cm" svg:x2="9cm" svg:y2="4.7cm">
            <text:p text:style-name="P4">b</text:p>
          </draw:measure>
          <draw:measure draw:style-name="gr16" draw:text-style-name="P5" draw:layer="layout" svg:x1="4.1cm" svg:y1="6.4cm" svg:x2="5.8cm" svg:y2="3.7cm">
            <text:p text:style-name="P4">Arm space</text:p>
          </draw:measure>
          <draw:measure draw:style-name="gr17" draw:text-style-name="P4" draw:layer="layout" svg:x1="6.1cm" svg:y1="4.658cm" svg:x2="7.7cm" svg:y2="4.658cm">
            <text:p text:style-name="P4">a</text:p>
          </draw:measure>
          <draw:line draw:style-name="gr18" draw:text-style-name="P2" draw:layer="layout" svg:x1="6.1cm" svg:y1="4.5cm" svg:x2="6.1cm" svg:y2="7.59cm">
            <text:p/>
          </draw:line>
          <draw:custom-shape draw:style-name="gr19" draw:text-style-name="P13" draw:layer="layout" svg:width="0.8cm" svg:height="0.8cm" svg:x="7.95cm" svg:y="6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measure draw:style-name="gr16" draw:text-style-name="P5" draw:layer="measurelines" svg:x1="6.9cm" svg:y1="6.1cm" svg:x2="8.3cm" svg:y2="7cm">
            <text:p text:style-name="P4">offset</text:p>
          </draw:measur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8:03:39.223000000</meta:creation-date>
    <dc:date>2015-11-09T20:51:48.475000000</dc:date>
    <meta:editing-duration>PT1H12M40S</meta:editing-duration>
    <meta:editing-cycles>5</meta:editing-cycles>
    <meta:generator>LibreOffice/5.0.2.2$Windows_x86 LibreOffice_project/37b43f919e4de5eeaca9b9755ed688758a8251fe</meta:generator>
    <meta:document-statistic meta:object-count="30"/>
  </office:meta>
</office:document-meta>
</file>